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en" fo:country="US" style:language-asian="none" style:country-asian="none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text-properties fo:language="de" fo:country="AT" fo:font-weight="bold" style:font-weight-asian="bold"/>
    </style:style>
    <style:style style:name="P4" style:family="paragraph" style:parent-style-name="Standard">
      <style:text-properties fo:font-size="10pt" style:font-size-asian="10pt" style:font-name-complex="Arial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3" style:family="paragraph" style:parent-style-name="Standard"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7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20" style:family="paragraph" style:parent-style-name="Footer">
      <style:text-properties fo:font-size="8pt" style:font-size-asian="8pt" style:font-size-complex="8pt"/>
    </style:style>
    <style:style style:name="P21" style:family="paragraph" style:parent-style-name="Standard">
      <style:text-properties fo:language="en" fo:country="US" style:language-asian="none" style:country-asian="none"/>
    </style:style>
    <style:style style:name="P22" style:family="paragraph" style:parent-style-name="Heading_20_2" style:master-page-name="Standard">
      <style:paragraph-properties style:page-number="auto"/>
      <style:text-properties fo:language="de" fo:country="AT"/>
    </style:style>
    <style:style style:name="P23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otokoll kommissionelle Bachelorprüfung</text:p>
      <text:p text:style-name="P2">abgehalten am &lt;FAS:FH-Bachelorstudiengang&gt; &lt;FAS:Studiengang&gt;, StgKz &lt;FAS:STGKZ&gt;</text:p>
      <text:p text:style-name="P2"/>
      <text:p text:style-name="P3">&lt;FAS:titelvornamenachname&gt;</text:p>
      <text:p text:style-name="P2">Personenkennzeichen: &lt;FAS:perskz&gt;</text:p>
      <text:p text:style-name="P2"><draw:custom-shape text:anchor-type="char" draw:z-index="7" draw:name="Rechteck 1" draw:style-name="gr1" draw:text-style-name="P23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6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Vorsitzende/r</text:p>
          </table:table-cell>
          <table:covered-table-cell/>
          <table:table-cell table:style-name="Tabelle1.C2" table:number-columns-spanned="6" office:value-type="string">
            <text:p text:style-name="P6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1. Prüfer/in</text:p>
          </table:table-cell>
          <table:covered-table-cell/>
          <table:table-cell table:style-name="Tabelle1.C2" table:number-columns-spanned="6" office:value-type="string">
            <text:p text:style-name="P6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7">2. Prüfer/in</text:p>
          </table:table-cell>
          <table:covered-table-cell/>
          <table:table-cell table:style-name="Tabelle1.C2" table:number-columns-spanned="6" office:value-type="string">
            <text:p text:style-name="P6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6">Prüfungsdatum</text:p>
          </table:table-cell>
          <table:table-cell table:style-name="Tabelle1.B5" office:value-type="string">
            <text:p text:style-name="P6">&lt;FAS:datum&gt;</text:p>
          </table:table-cell>
          <table:table-cell table:style-name="Tabelle1.A2" table:number-columns-spanned="2" office:value-type="string">
            <text:p text:style-name="P6">Prüfungsbeginn</text:p>
          </table:table-cell>
          <table:covered-table-cell/>
          <table:table-cell table:style-name="Tabelle1.B5" office:value-type="string">
            <text:p text:style-name="P8"/>
          </table:table-cell>
          <table:table-cell table:style-name="Tabelle1.A2" office:value-type="string">
            <text:p text:style-name="P6">Prüfungsende</text:p>
          </table:table-cell>
          <table:table-cell table:style-name="Tabelle1.C2" table:number-columns-spanned="2" office:value-type="string">
            <text:p text:style-name="P8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Prüfungsantritt</text:p>
          </table:table-cell>
          <table:covered-table-cell/>
          <table:table-cell table:style-name="Tabelle1.C2" table:number-columns-spanned="6" office:value-type="string">
            <text:p text:style-name="P17"><draw:custom-shape text:anchor-type="char" draw:z-index="8" draw:name="Rechteck 1" draw:style-name="gr1" draw:text-style-name="P23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9" draw:name="Rechteck 1" draw:style-name="gr1" draw:text-style-name="P23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6">&lt;FAS:thema ba1&gt;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6">Note</text:p>
            <text:p text:style-name="P6">(Information)</text:p>
            <text:p text:style-name="P6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6">&lt;FAS:thema ba2&gt;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6">Note</text:p>
            <text:p text:style-name="P6">(Information)</text:p>
            <text:p text:style-name="P6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6">Prüfungsgegenstand</text:p>
          </table:table-cell>
          <table:covered-table-cell/>
          <table:table-cell table:style-name="Tabelle1.C2" table:number-columns-spanned="6" office:value-type="string">
            <text:p text:style-name="P6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5"><draw:custom-shape text:anchor-type="char" draw:z-index="4" draw:name="Rechteck 8" draw:style-name="gr2" draw:text-style-name="P23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5">Prüfungsgespräch über die <text:span text:style-name="T1">Bachelorarbeit und Querverbindungen</text:span></text:p>
            <text:p text:style-name="P6"><draw:custom-shape text:anchor-type="char" draw:z-index="3" draw:name="Rechteck 10" draw:style-name="gr1" draw:text-style-name="P23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6"><draw:custom-shape text:anchor-type="char" draw:z-index="6" draw:name="Rechteck 10" draw:style-name="gr2" draw:text-style-name="P23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5" draw:name="Rechteck 10" draw:style-name="gr2" draw:text-style-name="P23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6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e1.14">
          <table:table-cell table:style-name="Tabelle1.A14" table:number-columns-spanned="8" office:value-type="string">
            <text:p text:style-name="P19"/>
            <text:p text:style-name="P18"/>
            <text:p text:style-name="P18"/>
            <text:p text:style-name="P18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1">Beurteilung des Prüfungsgesprächs nach </text:p>
            <text:p text:style-name="P11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6"><draw:custom-shape text:anchor-type="char" draw:z-index="0" draw:name="Rechteck 3" draw:style-name="gr1" draw:text-style-name="P23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6">(++) mit gutem Erfolg bestanden<draw:custom-shape text:anchor-type="char" draw:z-index="10" draw:name="Rechteck 5" draw:style-name="gr1" draw:text-style-name="P23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6"><draw:custom-shape text:anchor-type="char" draw:z-index="1" draw:name="Rechteck 4" draw:style-name="gr1" draw:text-style-name="P23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6"><draw:custom-shape text:anchor-type="char" draw:z-index="2" draw:name="Rechteck 7" draw:style-name="gr2" draw:text-style-name="P23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6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6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><text:bookmark text:name="_GoBack"/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4"><text:tab/></text:p>
      <text:p text:style-name="P15">_________________________<text:tab/>_______________________<text:tab/>_____________________</text:p>
      <text:p text:style-name="P16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6pt" style:letter-kerning="true" style:font-size-asian="2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loext:contextual-spacing="false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 loext:contextual-spacing="false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loext:contextual-spacing="false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loext:contextual-spacing="false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loext:contextual-spacing="false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family="'Book Antiqua'" style:font-family-generic="roman" style:font-pitch="variable" fo:font-size="10.5pt" fo:language="none" fo:country="none" style:letter-kerning="true" style:font-size-asian="10.5pt" style:font-name-complex="Book Antiqua" style:font-family-complex="'Book Antiqua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fo:language="de" fo:country="AT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3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text:display="tru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font-variant="normal" fo:text-transform="none" fo:color="#008462" style:text-line-through-style="none" style:text-line-through-type="none" style:text-position="0% 100%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text:display="true"/>
    </style:style>
    <style:style style:name="WW8Num6z1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font-variant="normal" fo:text-transform="none" fo:color="#008462" style:text-line-through-style="none" style:text-line-through-type="none" style:text-position="0% 100%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text:display="true"/>
    </style:style>
    <style:style style:name="WW8Num7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8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8z2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ebdings" fo:font-family="Webdings" style:font-family-generic="roman" style:font-pitch="variable" style:font-charset="x-symbol" fo:font-size="12pt" style:font-size-asian="12pt" style:font-name-complex="Webdings" style:font-family-complex="Webdings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family="Cambria" style:font-family-generic="roman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Überschrift_20_2_20_Zchn" style:display-name="Überschrift 2 Zchn" style:family="text">
      <style:text-properties style:font-name="Cambria" fo:font-family="Cambria" style:font-family-generic="roman" style:font-pitch="variable" fo:font-size="14pt" fo:language="de" fo:country="D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family="Cambria" style:font-family-generic="roman" style:font-pitch="variable" fo:font-size="13pt" fo:language="de" fo:country="DE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5_20_Zchn" style:display-name="Überschrift 5 Zchn" style:family="text">
      <style:text-properties style:font-name="Calibri" fo:font-family="Calibri" style:font-family-generic="swiss" style:font-pitch="variable" fo:font-size="13pt" fo:language="de" fo:country="D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Page_20_Number" style:display-name="Page Number" style:family="text">
      <style:text-properties style:font-name="Arial" fo:font-family="Arial" style:font-family-generic="swiss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86cb" style:font-name="Arial" fo:font-family="Arial" style:font-family-generic="swiss" style:font-pitch="variable" fo:font-size="11pt" style:text-underline-style="none" style:font-size-asian="11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626b71" style:font-name="Arial" fo:font-family="Arial" style:font-family-generic="swiss" style:font-pitch="variable" fo:font-size="11pt" style:text-underline-style="none" style:font-size-asian="11pt" style:font-name-complex="Times New Roman" style:font-family-complex="'Times New Roman'" style:font-family-generic-complex="roman" style:font-pitch-complex="variable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family="'Book Antiqua'" style:font-family-generic="roman" style:font-pitch="variable" fo:font-size="10.5pt" fo:language="none" fo:country="none" style:letter-kerning="true" style:font-size-asian="10.5pt" style:font-name-complex="Book Antiqua" style:font-family-complex="'Book Antiqua'" style:font-family-generic-complex="roman" style:font-pitch-complex="variable"/>
    </style:style>
    <style:style style:name="Fußnotentext_20_Zchn" style:display-name="Fußnotentext Zchn" style:family="text">
      <style:text-properties style:font-name="Arial" fo:font-family="Arial" style:font-family-generic="swiss" style:font-pitch="variable" fo:language="de" fo:country="D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size-asian="8pt" style:font-name-complex="Tahoma" style:font-family-complex="Tahoma" style:font-family-generic-complex="swiss" style:font-pitch-complex="variable" style:font-size-complex="8pt"/>
    </style:style>
    <style:style style:name="Kommentarzeichen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Kommentartext_20_Zchn" style:display-name="Kommentartext Zchn" style:family="text">
      <style:text-properties style:font-name="Arial" fo:font-family="Arial" style:font-family-generic="swiss" style:font-pitch="variable" fo:language="de" fo:country="DE" style:font-name-complex="Times New Roman" style:font-family-complex="'Times New Roman'" style:font-family-generic-complex="roman" style:font-pitch-complex="variable"/>
    </style:style>
    <style:style style:name="Kommentarthema_20_Zchn" style:display-name="Kommentarthema Zchn" style:family="text">
      <style:text-properties style:font-name="Arial" fo:font-family="Arial" style:font-family-generic="swiss" style:font-pitch="variable" fo:language="de" fo:country="D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Bild1" text:anchor-type="paragraph" svg:x="15.189cm" svg:y="0.111cm" svg:width="2.482cm" svg:height="2.482cm" draw:z-index="11"><draw:image xlink:href="Pictures/1000000000000064000000641B7E1FDB.png" xlink:type="simple" xlink:show="embed" xlink:actuate="onLoad"/></draw:frame></text:p>
        <text:p text:style-name="MP1"/>
        <text:p text:style-name="MP1"/>
        <text:p text:style-name="MP1"/>
        <text:p text:style-name="MP1"/>
      </style:header>
      <style:footer>
        <text:p text:style-name="MP2"><text:tab/><text:tab/></text:p>
        <text:p text:style-name="MP2">Protokoll Bachelorprüfung<text:tab/><text:tab/>Seite <text:page-number text:select-page="current">2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date>2014-10-14T10:13:20.433000000</dc:date>
    <meta:print-date>2013-06-21T10:43:00</meta:print-date>
    <meta:editing-cycles>20</meta:editing-cycles>
    <meta:editing-duration>PT3H13M22S</meta:editing-duration>
    <meta:generator>LibreOffice/4.3.1.2$Windows_x86 LibreOffice_project/958349dc3b25111dbca392fbc281a05559ef6848</meta:generator>
    <meta:document-statistic meta:table-count="1" meta:image-count="1" meta:object-count="0" meta:page-count="2" meta:paragraph-count="48" meta:word-count="162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